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velation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, Socrates</text:p>
      <text:p text:style-name="P5">Additional Places mentioned: Shechem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1t Lecture on Revelation./</text:p>
      <text:p text:style-name="P2"/>
      <text:p text:style-name="P3">[Page 1]</text:p>
      <text:p text:style-name="P3">Brethren. <text:s/>The anxiety which I felt in approaching the sub-/-ject of God's existence--spoken upon at some length in my last four lectures--is/ intensified now that, to fulfil[sic!] a promise, I must <text:span text:style-name="T2">try to conceive</text:span><text:span text:style-name="T4"> endeavour to present/ clearly before my hearers </text:span><text:span text:style-name="T2">of</text:span><text:span text:style-name="T4"> the truth of God's revelation. <text:s/>When I first/ assumed my task, I knew that those whom I addressed were/ not tainted with atheism. <text:s/>I knew also from reading, that even/ philosophers who habitually doubted; persons who had reasoned/ themselves into a denial of a Supreme Architect in the/ structure of the symmetrical universe, were finally compelled, by their own/ </text:span><text:span text:style-name="T2">the</text:span><text:span text:style-name="T4"> line of thinking, to acknowledge a Prime Mover, so as/ not to be in contradiction with </text:span><text:span text:style-name="T2">good</text:span><text:span text:style-name="T4"> common sense and experience. <text:s/></text:span><text:span text:style-name="T2">My</text:span><text:span text:style-name="T4"> The/ deep concern which I then felt arose </text:span><text:span text:style-name="T2">then</text:span><text:span text:style-name="T4"> principally from a fear </text:span><text:span text:style-name="T2">of</text:span><text:span text:style-name="T4"> that the inade-/-quacy of my arguments might </text:span><text:span text:style-name="T2">frustrate</text:span><text:span text:style-name="T4"> defeat my intentions. <text:s/>For,/ I wished to </text:span><text:span text:style-name="T2">strengthen the belief of</text:span><text:span text:style-name="T4"> confirm Jewish youths </text:span><text:span text:style-name="T2">so</text:span><text:span text:style-name="T4"> in their belief; to supply/ them with </text:span><text:span text:style-name="T2">the faculty</text:span><text:span text:style-name="T4"> a medium to influence their coevals healthfully. <text:s/>I greatly/ desired </text:span><text:span text:style-name="T2">they</text:span><text:span text:style-name="T4"> that they might aid me in raising man up-/ward to see the glory of the Deity through His created nation,/ and offer heartfelt adoration. <text:s/>But now I must undertake/ to </text:span><text:span text:style-name="T2">show confirm</text:span><text:span text:style-name="T4"> strengthen the conviction that the Deity has let His glory downward and hold</text:span><text:span text:style-name="T2">ing</text:span><text:span text:style-name="T4">/ communion with man through the means of the same created nation./</text:span></text:p>
      <text:p text:style-name="P3"><text:span text:style-name="T4"/></text:p>
      <text:p text:style-name="P3"><text:span text:style-name="T4">[Page 2]</text:span></text:p>
      <text:p text:style-name="P3"><text:soft-page-break/><text:span text:style-name="T4">Yes: I will not be hypocritical. <text:s/>I shall say it/ boldly. <text:s/>Revelation is, </text:span><text:span text:style-name="T2">in</text:span><text:span text:style-name="T4"> in my mind, a voluntary/ derogation of the majesty of </text:span><text:span text:style-name="T2">Him that is</text:span><text:span text:style-name="T4"> the Spirit enthroned in eter-/-nity. <text:s/>Hear my confession. <text:s/>I believe that the/ Almighty who </text:span><text:span text:style-name="T2">created</text:span><text:span text:style-name="T4"> in forming man sought to give scope to His celestial/ love, implanted within our soul the seeds of virtue, and/ hence of happiness. <text:s/></text:span><text:span text:style-name="T2">Those</text:span><text:span text:style-name="T4"> Our inborn sentiments, intended/ to have grown with our growth, ought to have gained additional depth/ by a study of the model which the Creator </text:span><text:span text:style-name="T2">offered</text:span><text:span text:style-name="T4"> set forth in His/ handiwork; a model of justice, in apportioning to all a share/ of benefits derived from the earth which He made fertile, and/ from the sky He made resplendent; of </text:span><text:span text:style-name="T2">justi</text:span><text:span text:style-name="T4"> goodness, in/ furnishing mortals with more than their actual needs, and with/ ample capacities for enjoyment. <text:s/>But man allowed those/ innate principles, which should have sufficed as a guide/ in social intercourse, to be overcome by passions that hu-/-man flesh conjured up. <text:s/>It is idle, in my opinion, to/ inquire why we were not formed angel-like, free from/ passions. <text:s/>As well might we ask wherefore was not the/ </text:span><text:span text:style-name="T2">store</text:span><text:span text:style-name="T4"> whole animal kingdom endowed with man's faculties. <text:s/>It pleased the/ all-wise One to associate in us body and soul, so that in the/ struggle ensuing, the nobler part </text:span><text:span text:style-name="T2">of us</text:span><text:span text:style-name="T4"> might issue forth sublimely victorious./</text:span></text:p>
      <text:p text:style-name="P3"><text:span text:style-name="T4"/></text:p>
      <text:p text:style-name="P3"><text:span text:style-name="T4">[Page 3]</text:span></text:p>
      <text:p text:style-name="P3"><text:span text:style-name="T4">But in that contest the material conquered the spiritual,/ savageness threatened to overthrow society from its foundations./ <text:s/>Violence ruled; men, who by brutal force had obtained a mastery/ over their fellow-beings, </text:span><text:span text:style-name="T2">set</text:span><text:span text:style-name="T4"> arrogated to themselves </text:span><text:span text:style-name="T2">up as</text:span><text:span text:style-name="T4"> the title of gods &amp; they were worshipped[sic!] as such. <text:s/>The/ knowledge of a beneficent Lord who had designed His creatures for a/ sweet fellowship and mutual improvement was mostly for-/-gotten. <text:s/>The high sentiments of justice and goodness that should have stirred</text:span><text:span text:style-name="T2">[?]</text:span><text:span text:style-name="T4">/ within the breast were stifled by the fumes of low cravings./ <text:s/></text:span><text:span text:style-name="T2">Thus</text:span><text:span text:style-name="T4"> In the dark colors traditional history paints the remote stages of the world. <text:s/>The object of man's creation, might have been frustrated,/ had not the Almighty prevented the effects of a wide-spread evil by an/ act of Fatherly condescension. <text:s/>He beheld a prevailing/ corruption, and </text:span><text:span text:style-name="T2">noted</text:span><text:span text:style-name="T4"> in His omniscience perceived that it could not/ be rooted out at once. <text:s/>He bethought Himself therefore of/ the means to remove it by gradual steps, through a/ teaching which would appeal more immediately to the senses,/ than originally provided for by the work of nature. </text:span><text:span text:style-name="T2">namely by</text:span><text:span text:style-name="T4"> He mercifully </text:span><text:span text:style-name="T2">He</text:span><text:span text:style-name="T4"> resolved to vouchsafe unto man,/ Revelation./</text:span></text:p>
      <text:p text:style-name="P3"><text:span text:style-name="T4">Was the selection of Abraham, as the first missionary of/ God's expressed will, </text:span><text:span text:style-name="T2">a</text:span><text:span text:style-name="T4"> the result of a verbal communication from above, or/ of a spiritual breathing of the soul of the universe into the soul of/ the patriarch?/</text:span></text:p>
      <text:p text:style-name="P3"><text:span text:style-name="T4"/></text:p>
      <text:p text:style-name="P3"><text:span text:style-name="T4">[Page 4]</text:span></text:p>
      <text:p text:style-name="P3"><text:span text:style-name="T4">That question I do not presume to solve, but I must/ show that the divine choice was well merited./</text:span></text:p>
      <text:p text:style-name="P3"><text:span text:style-name="T4">Idolatry and its demoralising[sic!] accompaniments surrounded/ the son of Terah in his home and country. <text:s/>Without having/ recourse to vague traditions and legends, we need only turn/ to the last chapter of the book of Joshua, which naturally cling to the character of one so great and we shall/ discover that the pattern of believers was reared under/ heathen influences. <text:s/>The leader of Israel who succeeded Moses expressed that/ fact clearly, when, previous to his death, he gathered the/ tribes in solemn assembly at Shechem, and briefly rehearsed/ the ancestral history, to draw from them a vow of alle-/-giance to the Unity [Hebrew] What a superhuman-mental/ effort must that have been, which severed Abraham for/ ever from a predominant falsehood, and fastened his soul/ indissolubly to an unknown or long neglected Truth!/</text:span></text:p>
      <text:p text:style-name="P3"><text:span text:style-name="T4">Genius has at times compelled nature to disclose her secrets. <text:s/>Galileo/ in the cathedral of Pisa; Newton in his orchard saw what/ no eyes but theirs could see with equal results. <text:s/>The swing-/</text:span><text:span text:style-name="T2">g</text:span><text:span text:style-name="T4">ing of a lamp suspended from the ceiling, and the falling of an apple from a tree/ are not phenomena that attract special attention. <text:s/>But genius/ made those casual circumstances reveal time-measure/</text:span><text:span text:style-name="T2">ment</text:span><text:span text:style-name="T4"> and the law of gravitation./</text:span></text:p>
      <text:p text:style-name="P3"><text:soft-page-break/><text:span text:style-name="T4"/></text:p>
      <text:p text:style-name="P3"><text:span text:style-name="T4">[Page 5]</text:span></text:p>
      <text:p text:style-name="P3"><text:span text:style-name="T4"><text:tab/></text:span><text:span text:style-name="T2">So also</text:span><text:span text:style-name="T4"> Again: the same nature which Gave Galvani/ his battery, and Morse his telegraph, is that which ex-/-tensively rewards Edison for his untiring researches./ <text:s/>But let not genius, nor the power of invention be con-/-founded--as they have profusely been </text:span><text:span text:style-name="T2">blended mixed</text:span><text:span text:style-name="T4"> identified with the highest of/ God's gifts. <text:s/>To unfold what lay hidden in the work/ of creation, to apply it in a manner redounding to </text:span><text:span text:style-name="T2">uni-</text:span><text:span text:style-name="T4"> general/ </text:span><text:span text:style-name="T2">-versal use and</text:span><text:span text:style-name="T4"> comfort and advantage </text:span><text:span text:style-name="T2">and comfort</text:span><text:span text:style-name="T4"> is indeed the evidence of a vast share/ of spirit in man. <text:s/>But to elicit from creation a truth which will/ affect the </text:span><text:span text:style-name="T2">whole</text:span><text:span text:style-name="T4"> human race in its dearest interests civilly and religiously, which/ will make man's dwelling on earth a foretaste of paradise,/ </text:span><text:span text:style-name="T2">and feel</text:span><text:span text:style-name="T4"> to be </text:span><text:span text:style-name="T2">then</text:span><text:span text:style-name="T4"> seized with an irrepressible wish to impart </text:span><text:span text:style-name="T2">it</text:span><text:span text:style-name="T4"> that truth at all risks/ and despite all obstacles, is more than the act of mental su-/-periority; of talents and lofty conceptions; it is veritable inspiration./ <text:s/>And inspiration was that which summoned Abraham from/ Ur Chasdim and bid him </text:span><text:span text:style-name="T2">go</text:span><text:span text:style-name="T4"> leave country and kindred/ to go preaching a verity that would make him an ever-/-lasting blessing, as the promoter of universal blessings. <text:s/>The Scriptures which </text:span><text:span text:style-name="T2">make us</text:span><text:span text:style-name="T4"> delight in expatiating/ </text:span><text:span text:style-name="T2">acquainted with</text:span><text:span text:style-name="T4"> on the qualities of the heart which distinguished/ the ancient patriarch, </text:span><text:span text:style-name="T2">tells us</text:span><text:span text:style-name="T4"> relate nothing of the attributes of/ of[sic!] his intellect. <text:s/>They still must have been singularly </text:span><text:span text:style-name="T2">great</text:span><text:span text:style-name="T4"> powerful,/ since their possessor could so eminently rise above his surroundings,/</text:span></text:p>
      <text:p text:style-name="P3"><text:span text:style-name="T4"/></text:p>
      <text:p text:style-name="P3"><text:span text:style-name="T4">[Page 6]</text:span></text:p>
      <text:p text:style-name="P3"><text:span text:style-name="T4">since he could with so much certainty point out the/ only Author of nature amidst a </text:span><text:span text:style-name="T2">most</text:span><text:span text:style-name="T4"> degrading poly-/-theism. </text:span><text:span text:style-name="T2">Thos but</text:span><text:span text:style-name="T4"> Those attributes were </text:span><text:span text:style-name="T2">only</text:span><text:span text:style-name="T4"> the invisible/ magnetic force </text:span><text:span text:style-name="T2">which attracted towards of attraction</text:span><text:span text:style-name="T4"> that brought the Spirit enthroned in eternity down to commune with the spirit of the </text:span><text:span text:style-name="T2">righteous first</text:span><text:span text:style-name="T4"> saintly Hebrew. </text:span><text:span text:style-name="T2">a divine</text:span><text:span text:style-name="T4">/ afflatus./</text:span></text:p>
      <text:p text:style-name="P3"><text:span text:style-name="T4">Men who dispute revelation, quote philosophers who/ taught the existence of One God by unaided reason./ <text:s/>Well: I will not deny the merits of a Plato, of a Cicero,/ of an Epictetus and many others among the Greeks and/ Romans, whose writings have reached </text:span><text:span text:style-name="T2">us</text:span><text:span text:style-name="T4"> posterity. <text:s/>Indeed, the/ </text:span><text:span text:style-name="T5">memorabilia</text:span><text:span text:style-name="T6"> of Socrates alone are a monument </text:span><text:span text:style-name="T3">of</text:span><text:span text:style-name="T6"> to extraordinary wisdom./ <text:s/>We must admire the depth of thought, the purity of/ sentiments pervading the whole and comparing favorably/ with the lessons of Jewish prophets and Sages. <text:s/>I am/ not even inclined to accept the views of some </text:span><text:span text:style-name="T3">ol</text:span><text:span text:style-name="T6"> modern authors,/ that whatever is good in the productions of the men of/ antiquity is an emanation of Holy Writ, with which/ they became familiar either by personal intercourse with/ some Israelites, or by a consolidation of the Septuagint </text:span><text:span text:style-name="T3">translation</text:span><text:span text:style-name="T6"> version of the/ Bible, supposed to have been made in the days of Ptolemy Philadelphus./</text:span></text:p>
      <text:p text:style-name="P3"><text:span text:style-name="T6"/></text:p>
      <text:p text:style-name="P3"><text:span text:style-name="T6">[Page 7]</text:span></text:p>
      <text:p text:style-name="P3"><text:span text:style-name="T6">No: I will give those writings </text:span><text:span text:style-name="T3">the</text:span><text:span text:style-name="T6"> credit for origina-/-lity. <text:s/>Yet, I must draw a line marked out with great/ precision to distinguish between what the Jewish people have/ inherited from their righteous founder, and what the disciples of the/ philosophers of Grace and Rome had learnt./</text:span></text:p>
      <text:p text:style-name="P3"><text:span text:style-name="T6">All will remember that Socrates was accused of atheism, which/ </text:span><text:span text:style-name="T3">then</text:span><text:span text:style-name="T6"> in the language of the time meant a want of respect for the gods of a certain land or </text:span><text:span text:style-name="T3">a</text:span><text:span text:style-name="T6">/ city. <text:s/>What did the defense set up to endeavour to deliver/ the Sage from capital punishment? <text:s/>That he </text:span><text:span text:style-name="T5">did</text:span><text:span text:style-name="T6"> sacrifice/ to the popular deities; that he sacrificed to them sometime at home, frequently at the </text:span><text:span text:style-name="T3">public</text:span><text:span text:style-name="T6">/ places of common worship, and that he was in the habit of practising[sic!] divinations./ <text:s/>We </text:span><text:span text:style-name="T3">know also</text:span><text:span text:style-name="T6"> have read likewise that he recommended to his pupils to offer/ to the gods according to their abilities. All this may have/ been a compromise; the philosopher may have feared perhaps/ too openly to oppose public opinion. <text:s/>I am not here to/ condemn Socrates, but to point to the heavenly spirit that/ moved Abraham; to show my intelligent young friends that he who imagined/ himself an ambassador of God to the Athenians, and the real/ messenger of the Omnipotent to the gentile world, bear no/ resemblance </text:span><text:span text:style-name="T3">in point</text:span><text:span text:style-name="T6"> whatever in the character of their mission. <text:s/>Abraham/ </text:span><text:span text:style-name="T3">travelled</text:span><text:span text:style-name="T6"> journeyed abroad and built altars, but in the face of </text:span><text:soft-page-break/><text:span text:style-name="T6">heathens steeped/ in polytheism, he proclaimed solely and exclusively the name of/ the Eternal Lord./</text:span></text:p>
      <text:p text:style-name="P3"><text:span text:style-name="T6"/></text:p>
      <text:p text:style-name="P3"><text:span text:style-name="T6">[Page 8]</text:span></text:p>
      <text:p text:style-name="P3"><text:span text:style-name="T6">Abraham, </text:span><text:span text:style-name="T3">urged</text:span><text:span text:style-name="T6"> requested by the King of Sodom to appropriate to/ himself what he had earned by rescuing the powerless from/ their assailants, </text:span><text:span text:style-name="T3">refused the pressing offer swearing</text:span><text:span text:style-name="T6"> declined the offer accompanying the refusal with an oath in the name of "the/ God Most High, the </text:span><text:span text:style-name="T3">Maker</text:span><text:span text:style-name="T6"> Possessor of heaven and earth." <text:s/></text:span><text:span text:style-name="T3">G</text:span><text:span text:style-name="T6"> Abraham, pray-/-ing for the wicked, addressed the Deity as "the Judge of the whole earth;"/ planting an orchard </text:span><text:span text:style-name="T3">for</text:span><text:span text:style-name="T6"> to give pilgrims shelter and </text:span><text:span text:style-name="T3">refreshment</text:span><text:span text:style-name="T6"> food,/ "he called on the name of the Eternal, the everlasting God,"/ and when </text:span><text:span text:style-name="T3">giving</text:span><text:span text:style-name="T6"> delivering to his trusty Eliezer an important charge, he/ made him swear by "the God of heaven and earth."/</text:span></text:p>
      <text:p text:style-name="P3"><text:span text:style-name="T6">No compromise sullies the demeanour of the great believer. <text:s/>The/ Omnipotent from whom all things have sprung, is the only/ object of his adoration, and what he feels he commits as a/ precious truth to Isaac, his son of promise, who again transmits/ to Jacob till it reaches the seventy persons that took up/ their abode in polytheistic Egypt, waiting for the mi-/-ghty redemption and revelation which would knit them into/ an apostolic nation./</text:span></text:p>
      <text:p text:style-name="P3"><text:span text:style-name="T6">This I have deemed necessary to preface before I enter more fully into a/ subject of vital importance to us, of the seed of Abraham, and to/ mankind at large, who are destined to accept our teachings, and bend the/ knee before our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4:53:41.23</meta:creation-date>
    <meta:document-statistic meta:table-count="0" meta:image-count="0" meta:object-count="0" meta:page-count="5" meta:paragraph-count="85" meta:word-count="2039" meta:character-count="12557"/>
    <dc:date>2013-02-07T15:49:13.70</dc:date>
    <meta:editing-duration>PT7M51S</meta:editing-duration>
    <meta:editing-cycles>1</meta:editing-cycles>
    <meta:generator>OpenOffice.org/3.4.1$Win32 OpenOffice.org_project/341m1$Build-9593</meta:generator>
  </office:meta>
</office:document-meta>
</file>